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4d4"/>
    </style:style>
    <style:style style:name="P2" style:family="paragraph" style:parent-style-name="Standard">
      <style:text-properties officeooo:rsid="000b74d4" officeooo:paragraph-rsid="000b74d4"/>
    </style:style>
    <style:style style:name="P3" style:family="paragraph" style:parent-style-name="Standard">
      <style:paragraph-properties fo:text-align="center" style:justify-single-word="false"/>
      <style:text-properties officeooo:rsid="000b74d4"/>
    </style:style>
    <style:style style:name="P4" style:family="paragraph" style:parent-style-name="Standard">
      <style:text-properties fo:font-weight="bold" officeooo:rsid="000b74d4" officeooo:paragraph-rsid="000b74d4" style:font-weight-asian="bold" style:font-weight-complex="bold"/>
    </style:style>
    <style:style style:name="P5" style:family="paragraph" style:parent-style-name="Standard">
      <style:text-properties fo:font-weight="normal" officeooo:rsid="000b74d4" officeooo:paragraph-rsid="000b74d4" style:font-weight-asian="normal" style:font-weight-complex="normal"/>
    </style:style>
    <style:style style:name="P6" style:family="paragraph" style:parent-style-name="Standard">
      <style:text-properties fo:font-weight="normal" officeooo:rsid="000b74d4" officeooo:paragraph-rsid="000cd858" style:font-weight-asian="normal" style:font-weight-complex="normal"/>
    </style:style>
    <style:style style:name="P7" style:family="paragraph" style:parent-style-name="Standard">
      <style:text-properties fo:font-weight="normal" officeooo:rsid="000b74d4" officeooo:paragraph-rsid="000e3aab" style:font-weight-asian="normal" style:font-weight-complex="normal"/>
    </style:style>
    <style:style style:name="P8" style:family="paragraph" style:parent-style-name="Standard">
      <style:text-properties fo:font-weight="normal" officeooo:rsid="000b74d4" officeooo:paragraph-rsid="000ed9f7" style:font-weight-asian="normal" style:font-weight-complex="normal"/>
    </style:style>
    <style:style style:name="P9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10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11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12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0e3aab" fo:background-color="#fffffe"/>
    </style:style>
    <style:style style:name="P13" style:family="paragraph" style:parent-style-name="Standard">
      <style:text-properties fo:color="#000000" style:font-name="Droid Sans Mono" fo:font-size="9pt" fo:font-weight="normal" officeooo:rsid="000b74d4" officeooo:paragraph-rsid="000b74d4" fo:background-color="#fffffe" style:font-weight-asian="normal" style:font-weight-complex="normal"/>
    </style:style>
    <style:style style:name="P14" style:family="paragraph" style:parent-style-name="Standard">
      <style:paragraph-properties style:line-height-at-least="0.423cm"/>
      <style:text-properties fo:color="#000000" style:font-name="Droid Sans Mono" fo:font-size="9pt" fo:font-weight="normal" officeooo:rsid="000b74d4" officeooo:paragraph-rsid="000e3aab" fo:background-color="#fffffe" style:font-weight-asian="normal" style:font-weight-complex="normal"/>
    </style:style>
    <style:style style:name="P15" style:family="paragraph" style:parent-style-name="Standard">
      <style:text-properties fo:color="#000000" style:font-name="Droid Sans Mono" fo:font-size="9pt" fo:font-weight="normal" officeooo:rsid="000e3aab" officeooo:paragraph-rsid="000cd858" fo:background-color="#fffffe" style:font-weight-asian="normal" style:font-weight-complex="normal"/>
    </style:style>
    <style:style style:name="P16" style:family="paragraph" style:parent-style-name="Standard">
      <style:text-properties fo:color="#000000" style:font-name="Droid Sans Mono" fo:font-size="9pt" fo:font-weight="normal" officeooo:rsid="000e3aab" officeooo:paragraph-rsid="000e3aab" fo:background-color="#fffffe" style:font-weight-asian="normal" style:font-weight-complex="normal"/>
    </style:style>
    <style:style style:name="P17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18" style:family="paragraph" style:parent-style-name="Standard">
      <style:paragraph-properties style:line-height-at-least="0.423cm"/>
      <style:text-properties fo:color="#000000" fo:background-color="#fffffe"/>
    </style:style>
    <style:style style:name="P19" style:family="paragraph" style:parent-style-name="Standard">
      <style:paragraph-properties style:line-height-at-least="0.423cm"/>
      <style:text-properties fo:color="#000000" officeooo:paragraph-rsid="000e3aab" fo:background-color="#fffffe"/>
    </style:style>
    <style:style style:name="P20" style:family="paragraph" style:parent-style-name="Standard" style:list-style-name="L1">
      <style:text-properties officeooo:rsid="000b74d4" officeooo:paragraph-rsid="000b74d4"/>
    </style:style>
    <style:style style:name="P21" style:family="paragraph" style:parent-style-name="Standard">
      <style:text-properties fo:font-weight="bold" officeooo:rsid="000ed9f7" officeooo:paragraph-rsid="000e3aab" style:font-weight-asian="bold" style:font-weight-complex="bold"/>
    </style:style>
    <style:style style:name="P22" style:family="paragraph" style:parent-style-name="Standard">
      <style:text-properties fo:font-weight="bold" officeooo:rsid="000ed9f7" officeooo:paragraph-rsid="000ed9f7" style:font-weight-asian="bold" style:font-weight-complex="bold"/>
    </style:style>
    <style:style style:name="P23" style:family="paragraph" style:parent-style-name="Standard">
      <style:paragraph-properties style:line-height-at-least="0.423cm"/>
      <style:text-properties fo:font-weight="bold" officeooo:rsid="0010766e" officeooo:paragraph-rsid="0010766e" style:font-weight-asian="bold" style:font-weight-complex="bold"/>
    </style:style>
    <style:style style:name="P24" style:family="paragraph" style:parent-style-name="Standard">
      <style:text-properties fo:font-weight="bold" officeooo:rsid="0010766e" officeooo:paragraph-rsid="0010766e" style:font-weight-asian="bold" style:font-weight-complex="bold"/>
    </style:style>
    <style:style style:name="P25" style:family="paragraph" style:parent-style-name="Standard">
      <style:text-properties fo:font-weight="normal" officeooo:rsid="0010766e" officeooo:paragraph-rsid="0010766e" style:font-weight-asian="normal" style:font-weight-complex="normal"/>
    </style:style>
    <style:style style:name="P26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27" style:family="paragraph" style:parent-style-name="Standard">
      <style:text-properties fo:font-weight="normal" officeooo:rsid="000e3aab" officeooo:paragraph-rsid="0010766e" style:font-weight-asian="normal" style:font-weight-complex="normal"/>
    </style:style>
    <style:style style:name="P28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29" style:family="paragraph" style:parent-style-name="Standard">
      <style:text-properties fo:font-weight="normal" officeooo:paragraph-rsid="0010766e"/>
    </style:style>
    <style:style style:name="P30" style:family="paragraph" style:parent-style-name="Standard">
      <style:text-properties fo:font-weight="normal" officeooo:rsid="0010766e" officeooo:paragraph-rsid="0010766e"/>
    </style:style>
    <style:style style:name="P31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P32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33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0766e" fo:background-color="#fffffe" style:font-weight-asian="bold" style:font-weight-complex="bold"/>
    </style:style>
    <style:style style:name="P34" style:family="paragraph" style:parent-style-name="Standard">
      <style:paragraph-properties style:line-height-at-least="0.423cm"/>
      <style:text-properties fo:color="#000000" style:font-name="Droid Sans Mono" fo:font-size="9pt" fo:font-weight="bold" officeooo:rsid="0010766e" officeooo:paragraph-rsid="0010766e" fo:background-color="#fffffe" style:font-weight-asian="bold" style:font-weight-complex="bold"/>
    </style:style>
    <style:style style:name="P3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0766e" fo:background-color="#fffff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d9f7" style:font-weight-asian="bold" style:font-weight-complex="bold"/>
    </style:style>
    <style:style style:name="T3" style:family="text">
      <style:text-properties style:font-name="Droid Sans Mono" fo:font-size="9pt" fo:font-weight="normal"/>
    </style:style>
    <style:style style:name="T4" style:family="text">
      <style:text-properties fo:color="#a31515" style:font-name="Droid Sans Mono" fo:font-size="9pt" fo:font-weight="normal"/>
    </style:style>
    <style:style style:name="T5" style:family="text">
      <style:text-properties fo:color="#0451a5" style:font-name="Droid Sans Mono" fo:font-size="9pt" fo:font-weight="normal"/>
    </style:style>
    <style:style style:name="T6" style:family="text">
      <style:text-properties fo:color="#0451a5" style:font-name="Droid Sans Mono" fo:font-size="9pt" fo:font-weight="normal" officeooo:rsid="000e3aab"/>
    </style:style>
    <style:style style:name="T7" style:family="text">
      <style:text-properties fo:color="#09885a" style:font-name="Droid Sans Mono" fo:font-size="9pt" fo:font-weight="normal"/>
    </style:style>
    <style:style style:name="T8" style:family="text">
      <style:text-properties officeooo:rsid="000e3aab"/>
    </style:style>
    <style:style style:name="T9" style:family="text">
      <style:text-properties officeooo:rsid="000ed9f7"/>
    </style:style>
    <style:style style:name="T10" style:family="text">
      <style:text-properties fo:font-variant="normal" fo:text-transform="none" fo:color="#505050" style:font-name="OpenSans" fo:font-size="9pt" fo:letter-spacing="normal" fo:font-style="normal"/>
    </style:style>
    <style:style style:name="T11" style:family="text">
      <style:text-properties fo:font-variant="normal" fo:text-transform="none" fo:color="#505050" style:font-name="OpenSans" fo:font-size="9pt" fo:letter-spacing="normal" fo:font-style="normal" fo:background-color="#fffffe" loext:char-shading-value="0"/>
    </style:style>
    <style:style style:name="T12" style:family="text">
      <style:text-properties fo:font-variant="normal" fo:text-transform="none" fo:color="#505050" style:font-name="OpenSans" fo:font-size="9pt" fo:letter-spacing="normal" fo:font-style="normal" officeooo:rsid="0010766e"/>
    </style:style>
    <style:style style:name="T13" style:family="text">
      <style:text-properties fo:font-variant="normal" fo:text-transform="none" fo:color="#505050" style:font-name="OpenSans" fo:letter-spacing="normal" fo:font-style="normal"/>
    </style:style>
    <style:style style:name="T14" style:family="text">
      <style:text-properties officeooo:rsid="0010766e" style:font-weight-asian="normal" style:font-weight-complex="normal"/>
    </style:style>
    <style:style style:name="T15" style:family="text">
      <style:text-properties fo:color="#000000" style:font-name="Droid Sans Mono" fo:font-size="9pt" fo:background-color="#fffffe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<text:span text:style-name="T1">UP Event Portal Backend</text:span></text:p>
      <text:p text:style-name="P1"/>
      <text:p text:style-name="P4">Back End Requirements:</text:p>
      <text:list xml:id="list234311962541740965" text:style-name="L1">
        <text:list-item>
          <text:p text:style-name="P20">node js</text:p>
        </text:list-item>
        <text:list-item>
          <text:p text:style-name="P20">mysql</text:p>
        </text:list-item>
        <text:list-item>
          <text:p text:style-name="P20">npm </text:p>
        </text:list-item>
        <text:list-item>
          <text:p text:style-name="P20">git</text:p>
        </text:list-item>
      </text:list>
      <text:p text:style-name="P2"/>
      <text:p text:style-name="P2"><text:span text:style-name="T1">Basic Config File</text:span>:</text:p>
      <text:p text:style-name="P2"><text:s text:c="3"/>config.json</text:p>
      <text:p text:style-name="P2"/>
      <text:p text:style-name="P4">Basic Command:</text:p>
      <text:p text:style-name="P5">npm start – to start the backend</text:p>
      <text:p text:style-name="P5">node db_migarte.js – to create tables an migrate some user an role data.</text:p>
      <text:p text:style-name="P5"/>
      <text:p text:style-name="P4">Basic Admin Credinatials:</text:p>
      <text:p text:style-name="P5"/>
      <text:p text:style-name="P5">Email : <text:a xlink:type="simple" xlink:href="mailto:admin@event.com" text:style-name="Internet_20_link" text:visited-style-name="Visited_20_Internet_20_Link">admin@event.com</text:a></text:p>
      <text:p text:style-name="P5">Password : Passw0rd</text:p>
      <text:p text:style-name="P4"/>
      <text:p text:style-name="P4">API Details:</text:p>
      <text:p text:style-name="P4"/>
      <text:p text:style-name="P4">1)Admin/User Login</text:p>
      <text:p text:style-name="P5"/>
      <text:p text:style-name="P5">URL:127.0.0.1:8012/api/login</text:p>
      <text:p text:style-name="P5"/>
      <text:p text:style-name="P5">Method:POST</text:p>
      <text:p text:style-name="P5"/>
      <text:p text:style-name="P5">Sample Json Data:</text:p>
      <text:p text:style-name="P5"/>
      <text:p text:style-name="P5">{</text:p>
      <text:p text:style-name="P5">email : <text:a xlink:type="simple" xlink:href="mailto:admin@event.com" text:style-name="Internet_20_link" text:visited-style-name="Visited_20_Internet_20_Link">admin@event.com</text:a></text:p>
      <text:p text:style-name="P5">password : Passw0rd</text:p>
      <text:p text:style-name="P5">}</text:p>
      <text:p text:style-name="P5"/>
      <text:p text:style-name="P5">Response:</text:p>
      <text:p text:style-name="P13">{</text:p>
      <text:p text:style-name="P18">    <text:span text:style-name="T4">"success"</text:span><text:span text:style-name="T3">: </text:span><text:span text:style-name="T5">true</text:span><text:span text:style-name="T3">,</text:span></text:p>
      <text:p text:style-name="P18">    <text:span text:style-name="T4">"data"</text:span><text:span text:style-name="T3">: {</text:span></text:p>
      <text:p text:style-name="P18">        <text:span text:style-name="T4">"id"</text:span><text:span text:style-name="T3">: </text:span><text:span text:style-name="T7">1</text:span><text:span text:style-name="T3">,</text:span></text:p>
      <text:p text:style-name="P18">        <text:span text:style-name="T4">"first_name"</text:span><text:span text:style-name="T3">: </text:span><text:span text:style-name="T5">"admin"</text:span><text:span text:style-name="T3">,</text:span></text:p>
      <text:p text:style-name="P18">        <text:span text:style-name="T4">"role_id"</text:span><text:span text:style-name="T3">: </text:span><text:span text:style-name="T7">1</text:span><text:span text:style-name="T3">,</text:span></text:p>
      <text:p text:style-name="P18">        <text:span text:style-name="T4">"token"</text:span><text:span text:style-name="T3">: </text:span><text:span text:style-name="T5">"eyJhbGciOiJIUzI1NiIsInR5cCI6IkpXVCJ9.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.F1lWn_E4mESAQTSAHMCQQdiQV01BxC5CW6JNR-RdmaY"</text:span><text:span text:style-name="T3">,</text:span></text:p>
      <text:p text:style-name="P18">        <text:span text:style-name="T4">"is_admin"</text:span><text:span text:style-name="T3">: </text:span><text:span text:style-name="T5">true</text:span><text:span text:style-name="T3">,</text:span></text:p>
      <text:p text:style-name="P18">        <text:span text:style-name="T4">"is_super_admin"</text:span><text:span text:style-name="T3">: </text:span><text:span text:style-name="T5">true</text:span><text:span text:style-name="T3">,</text:span></text:p>
      <text:p text:style-name="P18"><text:soft-page-break/>        <text:span text:style-name="T4">"last_login_time"</text:span><text:span text:style-name="T3">: </text:span><text:span text:style-name="T5">"09-Mar-2020 10:29:49 PM"</text:span><text:span text:style-name="T3">,</text:span></text:p>
      <text:p text:style-name="P18">        <text:span text:style-name="T4">"current_login_time"</text:span><text:span text:style-name="T3">: </text:span><text:span text:style-name="T5">"09-Mar-2020 11:26:58 PM"</text:span></text:p>
      <text:p text:style-name="P18">    <text:span text:style-name="T3">}</text:span></text:p>
      <text:p text:style-name="P11">}</text:p>
      <text:p text:style-name="P5"/>
      <text:p text:style-name="P5"/>
      <text:p text:style-name="P4">2) Forgot Password</text:p>
      <text:p text:style-name="P4"/>
      <text:p text:style-name="P6">URL:127.0.0.1:8012/api/<text:span text:style-name="T8">forgot_password</text:span></text:p>
      <text:p text:style-name="P6"/>
      <text:p text:style-name="P6">Method:POST</text:p>
      <text:p text:style-name="P6"/>
      <text:p text:style-name="P6">Sample Json Data:</text:p>
      <text:p text:style-name="P6">{</text:p>
      <text:p text:style-name="P6">email : <text:a xlink:type="simple" xlink:href="mailto:admin@event.com" text:style-name="Internet_20_link" text:visited-style-name="Visited_20_Internet_20_Link">admin@event.com</text:a></text:p>
      <text:p text:style-name="P6">}</text:p>
      <text:p text:style-name="P6"/>
      <text:p text:style-name="P6"/>
      <text:p text:style-name="P9"><text:span text:style-name="T1">Response</text:span>:</text:p>
      <text:p text:style-name="P9"/>
      <text:p text:style-name="P15">{</text:p>
      <text:p text:style-name="P18">    <text:span text:style-name="T4">"success"</text:span><text:span text:style-name="T3">: </text:span><text:span text:style-name="T5">true</text:span><text:span text:style-name="T3">,</text:span></text:p>
      <text:p text:style-name="P18">    <text:span text:style-name="T4">"message"</text:span><text:span text:style-name="T3">: </text:span><text:span text:style-name="T5">"Please check you mail to Reset your Password"</text:span></text:p>
      <text:p text:style-name="P11">}</text:p>
      <text:p text:style-name="P11"/>
      <text:p text:style-name="P11"/>
      <text:p text:style-name="P17">3) Reset Password</text:p>
      <text:p text:style-name="P17"/>
      <text:p text:style-name="P7">URL:127.0.0.1:8012/api/reset_password</text:p>
      <text:p text:style-name="P7"/>
      <text:p text:style-name="P7">Method:POST</text:p>
      <text:p text:style-name="P7"/>
      <text:p text:style-name="P7">Sample Json Data:</text:p>
      <text:p text:style-name="P7">{</text:p>
      <text:p text:style-name="P7"><text:span text:style-name="T8">token</text:span> : <text:a xlink:type="simple" xlink:href="mailto:admin@event.com" text:style-name="Internet_20_link" text:visited-style-name="Visited_20_Internet_20_Link">admin@event.com</text:a>,</text:p>
      <text:p text:style-name="P10">password:123456,</text:p>
      <text:p text:style-name="P10">confoirm_password:123456</text:p>
      <text:p text:style-name="P7">}</text:p>
      <text:p text:style-name="P7"/>
      <text:p text:style-name="P10"><text:span text:style-name="T1">Response</text:span>:</text:p>
      <text:p text:style-name="P10"/>
      <text:p text:style-name="P16">{</text:p>
      <text:p text:style-name="P19">    <text:span text:style-name="T4">"success"</text:span><text:span text:style-name="T3">: </text:span><text:span text:style-name="T5">true</text:span><text:span text:style-name="T3">,</text:span></text:p>
      <text:p text:style-name="P19">    <text:span text:style-name="T4">"message"</text:span><text:span text:style-name="T3">: </text:span><text:span text:style-name="T5">"</text:span><text:span text:style-name="T6">Password Reset Successfully</text:span><text:span text:style-name="T5">"</text:span></text:p>
      <text:p text:style-name="P12">}</text:p>
      <text:p text:style-name="P14"/>
      <text:p text:style-name="P17">4) Users List</text:p>
      <text:p text:style-name="P17"/>
      <text:p text:style-name="P7">URL:127.0.0.1:8012/api/<text:span text:style-name="T8">users</text:span></text:p>
      <text:p text:style-name="P7"/>
      <text:p text:style-name="P7">Method:<text:span text:style-name="T8">GET</text:span></text:p>
      <text:p text:style-name="P7"/>
      <text:p text:style-name="P7"/>
      <text:p text:style-name="P7"/>
      <text:p text:style-name="P14"><text:soft-page-break/></text:p>
      <text:p text:style-name="P14"/>
      <text:p text:style-name="P17">5) Users Login Log List</text:p>
      <text:p text:style-name="P17"/>
      <text:p text:style-name="P7">URL:127.0.0.1:8012/pi/login_log</text:p>
      <text:p text:style-name="P7"/>
      <text:p text:style-name="P7">Method:<text:span text:style-name="T8">GET</text:span></text:p>
      <text:p text:style-name="P7"/>
      <text:p text:style-name="P7"/>
      <text:p text:style-name="P10">6)<text:span text:style-name="T2">Roles List</text:span></text:p>
      <text:p text:style-name="P21"/>
      <text:p text:style-name="P8">URL:127.0.0.1:8012/api/<text:span text:style-name="T9">roles</text:span></text:p>
      <text:p text:style-name="P8"/>
      <text:p text:style-name="P8">Method:<text:span text:style-name="T8">GET</text:span></text:p>
      <text:p text:style-name="P22"/>
      <text:p text:style-name="P25">7) <text:span text:style-name="T1">Category List</text:span></text:p>
      <text:p text:style-name="P10"/>
      <text:p text:style-name="P29"><text:span text:style-name="T14">URL: </text:span><text:a xlink:type="simple" xlink:href="http://127.0.0.1:8012/api/categories" text:style-name="Internet_20_link" text:visited-style-name="Visited_20_Internet_20_Link"><text:span text:style-name="T10">http://127.0.0.1:8012/api/categories</text:span></text:a></text:p>
      <text:p text:style-name="P29"><text:span text:style-name="T10"/></text:p>
      <text:p text:style-name="P30"><text:span text:style-name="T10">METHOD :GET </text:span></text:p>
      <text:p text:style-name="P30"><text:span text:style-name="T10"/></text:p>
      <text:p text:style-name="P30"><text:span text:style-name="T10">RESPONSE:</text:span></text:p>
      <text:p text:style-name="P30"><text:span text:style-name="T10"/></text:p>
      <text:p text:style-name="P30"><text:span text:style-name="T10">{</text:span></text:p>
      <text:p text:style-name="P30"><text:span text:style-name="T10"><text:s text:c="4"/>"success": true,</text:span></text:p>
      <text:p text:style-name="P30"><text:span text:style-name="T10"><text:s text:c="4"/>"data": [</text:span></text:p>
      <text:p text:style-name="P30"><text:span text:style-name="T10"><text:s text:c="8"/>{</text:span></text:p>
      <text:p text:style-name="P30"><text:span text:style-name="T10"><text:s text:c="12"/>"id": 1,</text:span></text:p>
      <text:p text:style-name="P30"><text:span text:style-name="T10"><text:s text:c="12"/>"name": "Bussiness",</text:span></text:p>
      <text:p text:style-name="P30"><text:span text:style-name="T10"><text:s text:c="12"/>"slug": "bussiness",</text:span></text:p>
      <text:p text:style-name="P30"><text:span text:style-name="T10"><text:s text:c="12"/>"is_active": true,</text:span></text:p>
      <text:p text:style-name="P30"><text:span text:style-name="T10"><text:s text:c="12"/>"image_path": null,</text:span></text:p>
      <text:p text:style-name="P30"><text:span text:style-name="T10"><text:s text:c="12"/>"image_name": null,</text:span></text:p>
      <text:p text:style-name="P30"><text:span text:style-name="T10"><text:s text:c="12"/>"createdAt": "2020-03-28T10:24:09.000Z",</text:span></text:p>
      <text:p text:style-name="P30"><text:span text:style-name="T10"><text:s text:c="12"/>"updatedAt": "2020-03-28T10:24:09.000Z",</text:span></text:p>
      <text:p text:style-name="P30"><text:span text:style-name="T10"><text:s text:c="12"/>"deletedAt": null</text:span></text:p>
      <text:p text:style-name="P30"><text:span text:style-name="T10"><text:s text:c="8"/>}</text:span></text:p>
      <text:p text:style-name="P30"><text:span text:style-name="T10"><text:s text:c="4"/>],</text:span></text:p>
      <text:p text:style-name="P30"><text:span text:style-name="T10"><text:s text:c="4"/>"count": 1</text:span></text:p>
      <text:p text:style-name="P30"><text:span text:style-name="T10">}</text:span></text:p>
      <text:p text:style-name="P10"/>
      <text:p text:style-name="P23"><text:span text:style-name="T15">8) Category Add</text:span></text:p>
      <text:p text:style-name="P23"><text:span text:style-name="T15"/></text:p>
      <text:p text:style-name="P27"/>
      <text:p text:style-name="P29"><text:span text:style-name="T14">URL: </text:span><text:a xlink:type="simple" xlink:href="http://127.0.0.1:8012/api/categories" text:style-name="Internet_20_link" text:visited-style-name="Visited_20_Internet_20_Link"><text:span text:style-name="T10">http://127.0.0.1:8012/api/categories</text:span></text:a></text:p>
      <text:p text:style-name="P29"><text:span text:style-name="T10"/></text:p>
      <text:p text:style-name="P31"><text:span text:style-name="T11">METHOD :POST</text:span></text:p>
      <text:p text:style-name="P31"><text:span text:style-name="T11"/></text:p>
      <text:p text:style-name="P31"><text:span text:style-name="T11">REQUEST</text:span></text:p>
      <text:p text:style-name="P31"><text:span text:style-name="T11">{</text:span></text:p>
      <text:p text:style-name="P31"><text:span text:style-name="T11"><text:tab/>"name":"Bussiness",</text:span></text:p>
      <text:p text:style-name="P31"><text:span text:style-name="T11"><text:tab/>"is_active":1</text:span></text:p>
      <text:p text:style-name="P31"><text:span text:style-name="T11">} </text:span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oft-page-break/><text:span text:style-name="T11">RESPOSNE</text:span></text:p>
      <text:p text:style-name="P31"><text:span text:style-name="T11"/></text:p>
      <text:p text:style-name="P31">{</text:p>
      <text:p text:style-name="P31"><text:s text:c="4"/>"success": true,</text:p>
      <text:p text:style-name="P31"><text:s text:c="4"/>"data": {</text:p>
      <text:p text:style-name="P31"><text:s text:c="8"/>"createdAt": "2020-03-29T06:41:23.482Z",</text:p>
      <text:p text:style-name="P31"><text:s text:c="8"/>"id": 6,</text:p>
      <text:p text:style-name="P31"><text:s text:c="8"/>"name": "Food Event",</text:p>
      <text:p text:style-name="P31"><text:s text:c="8"/>"is_active": true,</text:p>
      <text:p text:style-name="P31"><text:s text:c="8"/>"slug": "food-event",</text:p>
      <text:p text:style-name="P31"><text:s text:c="8"/>"updatedAt": "2020-03-29T06:41:23.482Z"</text:p>
      <text:p text:style-name="P31"><text:s text:c="4"/>}</text:p>
      <text:p text:style-name="P31">}</text:p>
      <text:p text:style-name="P23"><text:span text:style-name="T15"/></text:p>
      <text:p text:style-name="P34">9) Category Edit</text:p>
      <text:p text:style-name="P34"/>
      <text:p text:style-name="P29"><text:span text:style-name="T14">URL: </text:span><text:a xlink:type="simple" xlink:href="http://127.0.0.1:8012/api/categories" text:style-name="Internet_20_link" text:visited-style-name="Visited_20_Internet_20_Link"><text:span text:style-name="T10">http://127.0.0.1:8012/api/categories</text:span></text:a></text:p>
      <text:p text:style-name="P29"><text:span text:style-name="T10"/></text:p>
      <text:p text:style-name="P31"><text:span text:style-name="T11">METHOD :PUT</text:span></text:p>
      <text:p text:style-name="P17"/>
      <text:p text:style-name="P17"/>
      <text:p text:style-name="P31"><text:span text:style-name="T11">REQUEST</text:span></text:p>
      <text:p text:style-name="P31"><text:span text:style-name="T11">{</text:span></text:p>
      <text:p text:style-name="P31"><text:span text:style-name="T11"><text:tab/>"name":"Bussiness",</text:span></text:p>
      <text:p text:style-name="P31"><text:span text:style-name="T11"><text:tab/>"is_active":1,</text:span></text:p>
      <text:p text:style-name="P31"><text:span text:style-name="T11"><text:tab/>“id”:1</text:span></text:p>
      <text:p text:style-name="P35"><text:span text:style-name="T13">} </text:span></text:p>
      <text:p text:style-name="P9"/>
      <text:p text:style-name="P24">10) Category Delete</text:p>
      <text:p text:style-name="P25"/>
      <text:p text:style-name="P29"><text:span text:style-name="T14">URL: </text:span><text:a xlink:type="simple" xlink:href="http://127.0.0.1:8012/api/categories" text:style-name="Internet_20_link" text:visited-style-name="Visited_20_Internet_20_Link">http://127.0.0.1:8012/api/categories</text:a><text:span text:style-name="T10">/</text:span><text:span text:style-name="T12">&lt;:id&gt;</text:span></text:p>
      <text:p text:style-name="P29"><text:span text:style-name="T10"/></text:p>
      <text:p text:style-name="P31"><text:span text:style-name="T11">METHOD :DELETE</text:span></text:p>
      <text:p text:style-name="P31"><text:span text:style-name="T11"/></text:p>
      <text:p text:style-name="P31"><text:span text:style-name="T11">RESPOSNE<text:line-break/>{</text:span></text:p>
      <text:p text:style-name="P31"><text:span text:style-name="T11"><text:s text:c="4"/>"success": true,</text:span></text:p>
      <text:p text:style-name="P31"><text:span text:style-name="T11"><text:s text:c="4"/>"message": "Deleted successfully."</text:span></text:p>
      <text:p text:style-name="P31"><text:span text:style-name="T11">}</text:span></text:p>
      <text:p text:style-name="P35"><text:span text:style-name="T11"/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24:00.359528842</meta:creation-date>
    <dc:date>2020-03-29T12:16:24.190000189</dc:date>
    <meta:editing-duration>PT30M3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29" meta:word-count="259" meta:character-count="3008" meta:non-whitespace-character-count="2567"/>
  </office:meta>
</office:document-meta>
</file>